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1.556cm" fo:min-width="2.05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5cm" svg:height="2cm" svg:x="1cm" svg:y="1cm">
          <text:p text:style-name="P1">Stage 0 BootLoader</text:p>
          <text:p text:style-name="P1">(M-Mode)</text:p>
          <text:p text:style-name="P1">(Loade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75cm" svg:height="2cm" svg:x="4.75cm" svg:y="1cm">
          <text:p text:style-name="P1">OpenSBI</text:p>
          <text:p text:style-name="P1">(M-Mode)</text:p>
          <text:p text:style-name="P1">(Runtim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5cm" svg:height="2cm" svg:x="8.5cm" svg:y="1.001cm">
          <text:p text:style-name="P1">LinuxBoot</text:p>
          <text:p text:style-name="P1">(S-Mode)</text:p>
          <text:p text:style-name="P1">(BootLoad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75cm" svg:height="2cm" svg:x="12.25cm" svg:y="1cm">
          <text:p text:style-name="P1">Linux</text:p>
          <text:p text:style-name="P1">(S-Mode)</text:p>
          <text:p text:style-name="P1">(O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75cm" svg:y1="2cm" svg:x2="4.75cm" svg:y2="2cm" draw:start-shape="id1" draw:start-glue-point="1" draw:end-shape="id2" draw:end-glue-point="3" svg:d="M3750 2000h1000" svg:viewBox="0 0 1001 1">
          <text:p/>
        </draw:connector>
        <draw:connector draw:style-name="gr3" draw:text-style-name="P3" draw:layer="layout" svg:x1="7.5cm" svg:y1="2cm" svg:x2="8.5cm" svg:y2="2.001cm" draw:start-shape="id2" draw:start-glue-point="1" draw:end-shape="id3" draw:end-glue-point="3" svg:d="M7500 2000h501v1h499" svg:viewBox="0 0 1001 2">
          <text:p/>
        </draw:connector>
        <draw:connector draw:style-name="gr4" draw:text-style-name="P3" draw:layer="layout" svg:x1="11.25cm" svg:y1="2.001cm" svg:x2="12.25cm" svg:y2="2cm" draw:start-shape="id3" draw:start-glue-point="1" draw:end-shape="id4" draw:end-glue-point="3" svg:d="M11250 2001h501v-1h499" svg:viewBox="0 0 10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21:10:57.912393027</meta:creation-date>
    <dc:date>2022-10-23T21:19:08.085011377</dc:date>
    <meta:editing-duration>PT8M11S</meta:editing-duration>
    <meta:editing-cycles>1</meta:editing-cycles>
    <meta:document-statistic meta:object-count="7"/>
    <meta:generator>LibreOffice/7.3.6.2$Linux_X86_64 LibreOffice_project/30$Build-2</meta:generator>
  </office:meta>
</office:document-meta>
</file>